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3" style:parent-style-name="ListBullet" style:family="paragraph">
      <style:paragraph-properties fo:margin-left="0.25in" fo:text-indent="-0.25in">
        <style:tab-stops/>
      </style:paragraph-properties>
    </style:style>
    <style:style style:name="T4" style:parent-style-name="DefaultParagraphFont" style:family="text">
      <style:text-properties fo:font-weight="bold" style:font-weight-asian="bold"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ListBullet" style:family="paragraph">
      <style:paragraph-properties fo:margin-left="0.25in" fo:text-indent="-0.25in">
        <style:tab-stops/>
      </style:paragraph-properties>
    </style:style>
    <style:style style:name="P7" style:parent-style-name="ListBullet" style:family="paragraph">
      <style:paragraph-properties fo:margin-left="0.25in" fo:text-indent="-0.25in">
        <style:tab-stops/>
      </style:paragraph-properties>
    </style:style>
    <style:style style:name="P8" style:parent-style-name="ListBullet" style:family="paragraph">
      <style:paragraph-properties fo:margin-left="0.25in" fo:text-indent="-0.25in">
        <style:tab-stops/>
      </style:paragraph-properties>
    </style:style>
    <style:style style:name="T9" style:parent-style-name="DefaultParagraphFont" style:family="text">
      <style:text-properties fo:font-style="italic" style:font-style-asian="italic" fo:background-color="#FFFF00"/>
    </style:style>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font-style="italic" style:font-style-asian="italic" fo:background-color="#FFFF00"/>
    </style:style>
    <style:style style:name="P12" style:parent-style-name="ListBullet" style:family="paragraph">
      <style:paragraph-properties fo:margin-left="0.25in" fo:text-indent="-0.25in">
        <style:tab-stops/>
      </style:paragraph-properties>
    </style:style>
    <style:style style:name="T13" style:parent-style-name="DefaultParagraphFont" style:family="text">
      <style:text-properties fo:font-style="italic" style:font-style-asian="italic" fo:background-color="#FFFF00"/>
    </style:style>
    <style:style style:name="T14" style:parent-style-name="DefaultParagraphFont" style:family="text">
      <style:text-properties fo:font-style="italic" style:font-style-asian="italic" fo:background-color="#FFFF00"/>
    </style:style>
    <style:style style:name="T15" style:parent-style-name="DefaultParagraphFont" style:family="text">
      <style:text-properties fo:font-style="italic" style:font-style-asian="italic" fo:background-color="#FFFF00"/>
    </style:style>
    <style:style style:name="P16" style:parent-style-name="ListBullet" style:family="paragraph">
      <style:paragraph-properties fo:margin-left="0.25in" fo:text-indent="-0.25in">
        <style:tab-stops/>
      </style:paragraph-properties>
    </style:style>
    <style:style style:name="T17" style:parent-style-name="DefaultParagraphFont" style:family="text">
      <style:text-properties fo:background-color="#FFFF00"/>
    </style:style>
    <style:style style:name="P18" style:parent-style-name="ListBullet" style:family="paragraph">
      <style:paragraph-properties fo:margin-left="0.25in" fo:text-indent="-0.25in">
        <style:tab-stops/>
      </style:paragraph-properties>
    </style:style>
    <style:style style:name="P19" style:parent-style-name="ListBullet" style:family="paragraph">
      <style:paragraph-properties fo:margin-left="0.25in" fo:text-indent="-0.25in">
        <style:tab-stops/>
      </style:paragraph-properties>
    </style:style>
    <style:style style:name="T20" style:parent-style-name="DefaultParagraphFont" style:family="text">
      <style:text-properties fo:background-color="#FFFF00"/>
    </style:style>
    <style:style style:name="T21" style:parent-style-name="DefaultParagraphFont" style:family="text">
      <style:text-properties fo:background-color="#FFFF00"/>
    </style:style>
    <style:style style:name="T22" style:parent-style-name="DefaultParagraphFont" style:family="text">
      <style:text-properties fo:background-color="#FFFF00"/>
    </style:style>
    <style:style style:name="T23" style:parent-style-name="DefaultParagraphFont" style:family="text">
      <style:text-properties fo:background-color="#FFFF00"/>
    </style:style>
    <style:style style:name="T24" style:parent-style-name="DefaultParagraphFont" style:family="text">
      <style:text-properties fo:background-color="#FFFF00"/>
    </style:style>
    <style:style style:name="P25" style:parent-style-name="ListBullet" style:family="paragraph">
      <style:paragraph-properties fo:margin-left="0.25in" fo:text-indent="-0.25in">
        <style:tab-stops/>
      </style:paragraph-properties>
    </style:style>
    <style:style style:name="P26" style:parent-style-name="ListBullet" style:family="paragraph">
      <style:paragraph-properties fo:margin-left="0.25in" fo:text-indent="-0.25in">
        <style:tab-stops/>
      </style:paragraph-properties>
      <style:text-properties style:text-underline-type="single" style:text-underline-style="solid" style:text-underline-width="auto" style:text-underline-mode="continuous"/>
    </style:style>
    <style:style style:name="P27" style:parent-style-name="ListBullet" style:family="paragraph">
      <style:paragraph-properties fo:margin-left="0.25in" fo:text-indent="-0.25in">
        <style:tab-stops/>
      </style:paragraph-properties>
    </style:style>
    <style:style style:name="P28" style:parent-style-name="ListBullet" style:family="paragraph">
      <style:paragraph-properties fo:margin-left="0.25in" fo:text-indent="-0.25in">
        <style:tab-stops/>
      </style:paragraph-properties>
    </style:style>
    <style:style style:name="P29" style:parent-style-name="ListBullet" style:family="paragraph">
      <style:paragraph-properties fo:margin-left="0.25in" fo:text-indent="-0.25in">
        <style:tab-stops/>
      </style:paragraph-properties>
    </style:style>
    <style:style style:name="P30" style:parent-style-name="ListBullet" style:family="paragraph">
      <style:paragraph-properties fo:margin-left="0.25in" fo:text-indent="-0.25in">
        <style:tab-stops/>
      </style:paragraph-properties>
    </style:style>
    <style:style style:name="P31" style:parent-style-name="ListBullet" style:family="paragraph">
      <style:paragraph-properties fo:margin-left="0.25in" fo:text-indent="-0.25in">
        <style:tab-stops/>
      </style:paragraph-properties>
    </style:style>
    <style:style style:name="P32" style:parent-style-name="ListBullet" style:family="paragraph">
      <style:paragraph-properties fo:margin-left="0.25in" fo:text-indent="-0.25in">
        <style:tab-stops/>
      </style:paragraph-properties>
    </style:style>
    <style:style style:name="P33" style:parent-style-name="ListBullet" style:family="paragraph">
      <style:paragraph-properties fo:margin-left="0.25in" fo:text-indent="-0.25in">
        <style:tab-stops/>
      </style:paragraph-properties>
    </style:style>
    <style:style style:name="P34" style:parent-style-name="ListBullet" style:family="paragraph">
      <style:paragraph-properties fo:margin-left="0.25in" fo:text-indent="-0.25in">
        <style:tab-stops/>
      </style:paragraph-properties>
    </style:style>
    <style:style style:name="P35" style:parent-style-name="ListBullet" style:family="paragraph">
      <style:paragraph-properties fo:margin-left="0.25in" fo:text-indent="-0.25in">
        <style:tab-stops/>
      </style:paragraph-properties>
    </style:style>
    <style:style style:name="P36" style:parent-style-name="ListBullet" style:family="paragraph">
      <style:paragraph-properties fo:margin-left="0.25in" fo:text-indent="-0.25in">
        <style:tab-stops/>
      </style:paragraph-properties>
    </style:style>
    <style:style style:name="P37" style:parent-style-name="ListBullet" style:family="paragraph">
      <style:paragraph-properties fo:margin-left="0.25in" fo:text-indent="-0.25in">
        <style:tab-stops/>
      </style:paragraph-properties>
    </style:style>
    <style:style style:name="P38" style:parent-style-name="ListBullet" style:family="paragraph">
      <style:paragraph-properties fo:margin-left="0.25in" fo:text-indent="-0.25in">
        <style:tab-stops/>
      </style:paragraph-properties>
    </style:style>
    <style:style style:name="P39" style:parent-style-name="ListBullet" style:family="paragraph">
      <style:paragraph-properties fo:margin-left="0.25in" fo:text-indent="-0.25in">
        <style:tab-stops/>
      </style:paragraph-properties>
    </style:style>
    <style:style style:name="P40" style:parent-style-name="ListBullet" style:family="paragraph">
      <style:paragraph-properties fo:margin-left="0.25in" fo:text-indent="-0.25in">
        <style:tab-stops/>
      </style:paragraph-properties>
    </style:style>
    <style:style style:name="P41" style:parent-style-name="ListBullet" style:family="paragraph">
      <style:paragraph-properties fo:margin-left="0.25in" fo:text-indent="-0.25in">
        <style:tab-stops/>
      </style:paragraph-properties>
    </style:style>
    <style:style style:name="T42" style:parent-style-name="DefaultParagraphFont" style:family="text">
      <style:text-properties fo:font-style="italic" style:font-style-asian="italic" fo:background-color="#FFFF00"/>
    </style:style>
    <style:style style:name="P43" style:parent-style-name="ListBullet" style:family="paragraph">
      <style:paragraph-properties fo:margin-left="0.25in" fo:text-indent="-0.25in">
        <style:tab-stops/>
      </style:paragraph-properties>
    </style:style>
    <style:style style:name="P44" style:parent-style-name="ListBullet" style:family="paragraph">
      <style:paragraph-properties fo:margin-left="0.25in" fo:text-indent="-0.25in">
        <style:tab-stops/>
      </style:paragraph-properties>
    </style:style>
    <style:style style:name="P45" style:parent-style-name="ListBullet" style:family="paragraph">
      <style:paragraph-properties fo:margin-left="0.25in" fo:text-indent="-0.25in">
        <style:tab-stops/>
      </style:paragraph-properties>
    </style:style>
    <style:style style:name="P46" style:parent-style-name="ListBullet" style:family="paragraph">
      <style:paragraph-properties fo:margin-left="0.25in" fo:text-indent="-0.25in">
        <style:tab-stops/>
      </style:paragraph-properties>
    </style:style>
    <style:style style:name="P47" style:parent-style-name="ListBullet" style:family="paragraph">
      <style:paragraph-properties fo:margin-left="0.25in" fo:text-indent="-0.25in">
        <style:tab-stops/>
      </style:paragraph-properties>
    </style:style>
    <style:style style:name="P48" style:parent-style-name="ListBullet" style:family="paragraph">
      <style:paragraph-properties fo:margin-left="0.25in" fo:text-indent="-0.25in">
        <style:tab-stops/>
      </style:paragraph-properties>
    </style:style>
    <style:style style:name="P49" style:parent-style-name="ListBullet" style:family="paragraph">
      <style:paragraph-properties fo:margin-left="0.25in" fo:text-indent="-0.25in">
        <style:tab-stops/>
      </style:paragraph-properties>
    </style:style>
    <style:style style:name="P50" style:parent-style-name="ListBullet" style:family="paragraph">
      <style:paragraph-properties fo:margin-left="0.25in" fo:text-indent="-0.25in">
        <style:tab-stops/>
      </style:paragraph-properties>
    </style:style>
    <style:style style:name="P51" style:parent-style-name="ListBullet" style:family="paragraph">
      <style:paragraph-properties fo:margin-left="0.25in" fo:text-indent="-0.25in">
        <style:tab-stops/>
      </style:paragraph-properties>
    </style:style>
    <style:style style:name="P52" style:parent-style-name="ListBullet" style:family="paragraph">
      <style:paragraph-properties fo:margin-left="0.25in" fo:text-indent="-0.25in">
        <style:tab-stops/>
      </style:paragraph-properties>
    </style:style>
    <style:style style:name="P53" style:parent-style-name="ListBullet" style:family="paragraph">
      <style:paragraph-properties fo:margin-left="0.25in" fo:text-indent="-0.25in">
        <style:tab-stops/>
      </style:paragraph-properties>
    </style:style>
    <style:style style:name="P54" style:parent-style-name="ListBullet" style:family="paragraph">
      <style:paragraph-properties fo:margin-left="0.25in" fo:text-indent="-0.25in">
        <style:tab-stops/>
      </style:paragraph-properties>
    </style:style>
    <style:style style:name="P55" style:parent-style-name="ListBullet" style:family="paragraph">
      <style:paragraph-properties fo:margin-left="0.25in" fo:text-indent="-0.25in">
        <style:tab-stops/>
      </style:paragraph-properties>
    </style:style>
    <style:style style:name="P56" style:parent-style-name="ListBullet" style:family="paragraph">
      <style:paragraph-properties fo:margin-left="0.25in" fo:text-indent="-0.25in">
        <style:tab-stops/>
      </style:paragraph-properties>
    </style:style>
    <style:style style:name="P57" style:parent-style-name="ListBullet" style:family="paragraph">
      <style:paragraph-properties fo:margin-left="0.25in" fo:text-indent="-0.25in">
        <style:tab-stops/>
      </style:paragraph-properties>
    </style:style>
    <style:style style:name="P58" style:parent-style-name="ListBullet" style:family="paragraph">
      <style:paragraph-properties fo:margin-left="0.25in" fo:text-indent="-0.25in">
        <style:tab-stops/>
      </style:paragraph-properties>
    </style:style>
    <style:style style:name="P59" style:parent-style-name="ListBullet" style:family="paragraph">
      <style:paragraph-properties fo:margin-left="0.25in" fo:text-indent="-0.25in">
        <style:tab-stops/>
      </style:paragraph-properties>
    </style:style>
    <style:style style:name="P60" style:parent-style-name="ListBullet" style:family="paragraph">
      <style:paragraph-properties fo:margin-left="0.25in" fo:text-indent="-0.25in">
        <style:tab-stops/>
      </style:paragraph-properties>
    </style:style>
    <style:style style:name="P61" style:parent-style-name="ListBullet" style:family="paragraph">
      <style:paragraph-properties fo:margin-left="0.25in" fo:text-indent="-0.25in">
        <style:tab-stops/>
      </style:paragraph-properties>
    </style:style>
    <style:style style:name="P62" style:parent-style-name="ListBullet" style:family="paragraph">
      <style:paragraph-properties fo:margin-left="0.25in" fo:text-indent="-0.25in">
        <style:tab-stops/>
      </style:paragraph-properties>
    </style:style>
    <style:style style:name="P63" style:parent-style-name="ListBullet" style:family="paragraph">
      <style:paragraph-properties fo:margin-left="0.25in" fo:text-indent="-0.25in">
        <style:tab-stops/>
      </style:paragraph-properties>
    </style:style>
    <style:style style:name="P64" style:parent-style-name="ListBullet" style:family="paragraph">
      <style:paragraph-properties fo:margin-left="0.25in" fo:text-indent="-0.25in">
        <style:tab-stops/>
      </style:paragraph-properties>
      <style:text-properties fo:font-weight="bold" style:font-weight-asian="bold" style:text-underline-type="single" style:text-underline-style="solid" style:text-underline-width="auto" style:text-underline-mode="continuous"/>
    </style:style>
    <style:style style:name="P65" style:parent-style-name="ListBullet" style:family="paragraph">
      <style:paragraph-properties fo:margin-left="0.25in" fo:text-indent="-0.25in">
        <style:tab-stops/>
      </style:paragraph-properties>
    </style:style>
    <style:style style:name="P66" style:parent-style-name="ListBullet" style:family="paragraph">
      <style:paragraph-properties fo:margin-left="0.25in" fo:text-indent="-0.25in">
        <style:tab-stops/>
      </style:paragraph-properties>
    </style:style>
    <style:style style:name="P67" style:parent-style-name="ListBullet" style:family="paragraph">
      <style:paragraph-properties fo:margin-left="0.25in" fo:text-indent="-0.25in">
        <style:tab-stops/>
      </style:paragraph-properties>
    </style:style>
    <style:style style:name="P68" style:parent-style-name="ListBullet" style:family="paragraph">
      <style:paragraph-properties fo:margin-left="0.25in" fo:text-indent="-0.25in">
        <style:tab-stops/>
      </style:paragraph-properties>
    </style:style>
    <style:style style:name="P69" style:parent-style-name="ListBullet" style:family="paragraph">
      <style:paragraph-properties fo:margin-left="0.25in" fo:text-indent="-0.25in">
        <style:tab-stops/>
      </style:paragraph-properties>
    </style:style>
    <style:style style:name="P70" style:parent-style-name="ListBullet" style:family="paragraph">
      <style:paragraph-properties fo:margin-left="0.25in" fo:text-indent="-0.25in">
        <style:tab-stops/>
      </style:paragraph-properties>
    </style:style>
    <style:style style:name="P71" style:parent-style-name="ListBullet" style:family="paragraph">
      <style:paragraph-properties fo:margin-left="0.25in" fo:text-indent="-0.25in">
        <style:tab-stops/>
      </style:paragraph-properties>
    </style:style>
    <style:style style:name="P72" style:parent-style-name="ListBullet" style:family="paragraph">
      <style:paragraph-properties fo:margin-left="0.25in" fo:text-indent="-0.25in">
        <style:tab-stops/>
      </style:paragraph-properties>
    </style:style>
    <style:style style:name="P73" style:parent-style-name="ListBullet" style:family="paragraph">
      <style:paragraph-properties fo:margin-left="0.25in" fo:text-indent="-0.25in">
        <style:tab-stops/>
      </style:paragraph-properties>
    </style:style>
    <style:style style:name="P74" style:parent-style-name="ListBullet" style:family="paragraph">
      <style:paragraph-properties fo:margin-left="0.25in" fo:text-indent="-0.25in">
        <style:tab-stops/>
      </style:paragraph-properties>
    </style:style>
    <style:style style:name="P75" style:parent-style-name="ListBullet" style:family="paragraph">
      <style:paragraph-properties fo:margin-left="0.25in" fo:text-indent="-0.25in">
        <style:tab-stops/>
      </style:paragraph-properties>
    </style:style>
    <style:style style:name="P76" style:parent-style-name="ListBullet" style:family="paragraph">
      <style:paragraph-properties fo:margin-left="0.25in" fo:text-indent="-0.25in">
        <style:tab-stops/>
      </style:paragraph-properties>
    </style:style>
  </office:automatic-styles>
  <office:body>
    <office:text text:use-soft-page-breaks="true">
      <text:p text:style-name="P1">Useful sources and info</text:p>
      <text:p text:style-name="P2"/>
      <text:p text:style-name="P3"><text:span text:style-name="T4">Week 4</text:span><text:span text:style-name="T5"><text:s/>(14/02/17 – 20/02/17)</text:span></text:p>
      <text:p text:style-name="P6"/>
      <text:p text:style-name="P7">The below is a paper which attacks the zodiac cipher using a Genetic Algorithm. It mentions using letter frequency analysis.</text:p>
      <text:p text:style-name="P8"><text:span text:style-name="T9">For example, if we know that the frequency of the letter „a‟ in a large English text is about 12%. Then sup</text:span><text:span text:style-name="T10">pose we find 3 symbols Λ, Φ and Ω with frequencies 3%, 8 % and 1 % respectively. Since the sum of their frequencies is equal to 12%, we can initially map the letter „a‟ to these symbols. In our algorithm, we read the English novel Moby Dick to measure the<text:s/></text:span><text:span text:style-name="T11">English letter frequencies.</text:span></text:p>
      <text:p text:style-name="P12">Two main ways to score, graph score and word score.<text:s/><text:span text:style-name="T13">Graph scores are a simple and effective way to evaluate solutions without looking up a dictionary. To compute graph scores substrings of different lengths are considered and th</text:span><text:span text:style-name="T14">eir frequency of occurrence in a large English text is calculated. This is explained in detail in Section 5.4.1. Word scores are related to the number of English words that can be found in the putative decrypt. English words are identified from the putativ</text:span><text:span text:style-name="T15">e decrypt using dictionary lookup.</text:span></text:p>
      <text:p text:style-name="P16"><text:span text:style-name="T17">Graph_score = 2 * digraph_score + 3 * trigraph_score + 4 * quadgraph_score</text:span></text:p>
      <text:p text:style-name="P18">Using a ternary search tree to search the dictionary when using a word score.</text:p>
      <text:p text:style-name="P19"><text:span text:style-name="T20">The TST has a Ternary tree data structure. It has a left child, equa</text:span><text:span text:style-name="T21">l child and a right child. Each node stores a single English letter (called splitchar), a data field and a reference (pointer) to each of the three children [10]. The data field of a node is null unless the sequence of splitchars starting from the root nod</text:span><text:span text:style-name="T22">e until the current node forms a word in the dictionary. The word formed becomes the data stored in the node. When traversing the TST to search for a word, the traversal is made depending on whether the current character being matched is less than, equal t</text:span><text:span text:style-name="T23">o, or greater than the splitchar in the current node. If the character is less than the current node‟s splitchar, the left child becomes the next node. If the character is equal to the current node‟s splitchar, the equal to child becomes the next node. If<text:s/></text:span><text:span text:style-name="T24">the character is greater than the current node‟s splitchar, the right child becomes the next node.</text:span></text:p>
      <text:p text:style-name="P25"><text:a xlink:href="http://citeseerx.ist.psu.edu/viewdoc/download?doi=10.1.1.211.8487&amp;rep=rep1&amp;type=pdf" office:target-frame-name="_top" xlink:show="replace"><text:span text:style-name="Hyperlink">http://citeseerx.ist.psu.edu/viewdoc/download?doi=10.1.1</text:span><text:span text:style-name="Hyperlink">.211.8487&amp;rep=rep1&amp;type=pdf</text:span></text:a></text:p>
      <text:p text:style-name="P26"/>
      <text:p text:style-name="P27">Perhaps use word score as this may make it easier to detect partial words/misspelled words as we can replace letters to fit the word or something.</text:p>
      <text:p text:style-name="P28"/>
      <text:p text:style-name="P29"/>
      <text:p text:style-name="P30">The below is a java program to implement a ternary search tree, perhaps can be<text:s/>used to search through the dictionary to calculate the word score.</text:p>
      <text:p text:style-name="P31"><text:a xlink:href="http://www.sanfoundry.com/java-program-ternary-search-tree/" office:target-frame-name="_top" xlink:show="replace"><text:span text:style-name="Hyperlink">http://www.sanfoundry.com/java-program-ternary-search-tree/</text:span></text:a></text:p>
      <text:p text:style-name="P32"/>
      <text:p text:style-name="P33">use levenshtein distance for approximate word<text:s/>matching?</text:p>
      <text:p text:style-name="P34"><text:a xlink:href="http://rosettacode.org/wiki/Levenshtein_distance#Java" office:target-frame-name="_top" xlink:show="replace"><text:span text:style-name="Hyperlink">http://rosettacode.org/wiki/Levenshtein_distance#Java</text:span></text:a></text:p>
      <text:soft-page-break/>
      <text:p text:style-name="P35">Use stringutils getlevenshteindistance?</text:p>
      <text:p text:style-name="P36"><text:a xlink:href="https://commons.apache.org/proper/commons-lang/apidocs/org/apache/commons/lang3/StringUtils.html" office:target-frame-name="_top" xlink:show="replace"><text:span text:style-name="Hyperlink">https://commons.apache.org/proper/commons-lang/apidocs/org/apache/commons/lang3/StringUtils.html</text:span></text:a></text:p>
      <text:p text:style-name="P37">Source for implementing the hill climbing algorithm</text:p>
      <text:p text:style-name="P38"><text:a xlink:href="https://github.com/aimacode/aima-java/blob/AIMA3e/aima-core/src/main/java/aima/core/search/local/HillClimbingSearch.java" office:target-frame-name="_top" xlink:show="replace"><text:span text:style-name="Hyperlink">https://github.com/aimacode/aima-java/blob/AIMA3e/aima-core/src/main/java/aima/core/search/local/HillClimbingSearch.java</text:span></text:a></text:p>
      <text:p text:style-name="P39"/>
      <text:p text:style-name="P40">The below source is a paper that also uses the HCA to try and solve<text:s/>the cipher</text:p>
      <text:p text:style-name="P41"><text:span text:style-name="T42">The HCA design on homophonic substitution ciphers, however, cannot include all adjacent nodes in the evaluation because of the unmanageable total keyspace.</text:span></text:p>
      <text:p text:style-name="P43"><text:a xlink:href="http://scholarworks.sjsu.edu/cgi/viewcontent.cgi?article=4566&amp;context=etd_theses" office:target-frame-name="_top" xlink:show="replace"><text:span text:style-name="Hyperlink">http://scholarworks.sjsu.edu/cgi/viewcontent.cgi?article=4566&amp;context=etd_theses</text:span></text:a></text:p>
      <text:p text:style-name="P44"/>
      <text:p text:style-name="P45"/>
      <text:p text:style-name="P46"/>
      <text:p text:style-name="P47">tool for making a simple substitution cipher to test the code</text:p>
      <text:p text:style-name="P48"><text:a xlink:href="http://crypto.interactive-maths.com/homophonic-substitution.html" office:target-frame-name="_top" xlink:show="replace"><text:span text:style-name="Hyperlink">http://crypto.interactive-maths.com/homophonic-substitution.html</text:span></text:a></text:p>
      <text:p text:style-name="P49"/>
      <text:p text:style-name="P50">340 cipher in asci<text:s/><text:a xlink:href="http://zodiackillerciphers.com/wiki/index.php?title=Webtoy%27s_transcription_scheme" office:target-frame-name="_top" xlink:show="replace"><text:span text:style-name="Hyperlink">http://zodiackillerciphers.com/wiki/index.php?title=Webtoy%27s_transc</text:span><text:span text:style-name="Hyperlink">ription_scheme</text:span></text:a></text:p>
      <text:p text:style-name="P51"/>
      <text:p text:style-name="P52">Text file of dictionary words</text:p>
      <text:p text:style-name="P53"><text:a xlink:href="https://raw.githubusercontent.com/dwyl/english-words/master/words.txt" office:target-frame-name="_top" xlink:show="replace"><text:span text:style-name="Hyperlink">https://raw.githubusercontent.com/dwyl/english-words/master/words.txt</text:span></text:a></text:p>
      <text:p text:style-name="P54"/>
      <text:p text:style-name="P55">create a trie data structure to store the dictionary words</text:p>
      <text:p text:style-name="P56"><text:a xlink:href="http://pathakalgo.blogspot.co.uk/2012/11/trie-data-structure-implementation-in.html" office:target-frame-name="_top" xlink:show="replace"><text:span text:style-name="Hyperlink">http://pathakalgo.blogspot.co.uk/2012/11/trie-data-structure-implementation-in.html</text:span></text:a></text:p>
      <text:p text:style-name="P57"><text:a xlink:href="https://github.com/zdlgrj/Algorithm/blob/master/src/com/airbnb/EditDistanceTrie.java" office:target-frame-name="_top" xlink:show="replace">https://github.com/zdlgrj/Algorithm/blob/master/src/com/airbnb/EditDistanceTrie.java</text:a></text:p>
      <text:p text:style-name="P58"/>
      <text:p text:style-name="P59">A way of finding levenshtein distance with a trie in java</text:p>
      <text:p text:style-name="P60"><text:a xlink:href="http://stackoverflow.com/questions/4868969/implementing-a-simple-trie-for-efficient-levenshtein-distance-calculation-java" office:target-frame-name="_top" xlink:show="replace"><text:span text:style-name="Hyperlink">http://stackoverflow.com/questions/4868969/implementing-a-simple-trie-for-efficient-levenshtein-distance-calculation-java</text:span></text:a></text:p>
      <text:p text:style-name="P61">finding bigram and trigram of words</text:p>
      <text:p text:style-name="P62"><text:a xlink:href="http://stackoverflow.com/questions/3807213/easiest-way-or-lightlest-library-to-get-bigrams-and-trigrams-in-java" office:target-frame-name="_top" xlink:show="replace"><text:span text:style-name="Hyperlink">http://stackoverflow.com/questions/3807213/easiest-way-or-lightlest-library-to-get-bigrams-and-trigrams-in-java</text:span></text:a></text:p>
      <text:p text:style-name="P63"/>
      <text:p text:style-name="P64">Sources used</text:p>
      <text:soft-page-break/>
      <text:p text:style-name="P65">This was modified and used to read in the ciphertext</text:p>
      <text:p text:style-name="P66"><text:a xlink:href="http://stackoverflow.com/questions/811851/how-do-i-read-input-character-by-character-in-java" office:target-frame-name="_top" xlink:show="replace"><text:span text:style-name="Hyperlink">http://stackoverflow.com/questions/811851/how-do-i-read-input-character-by-character-in-java</text:span></text:a><text:s text:c="2"/></text:p>
      <text:p text:style-name="P67"/>
      <text:p text:style-name="P68">adding dictionary to hashset and searching</text:p>
      <text:p text:style-name="P69"><text:a xlink:href="http://stackoverflow.com/questions/5922956/java-dictionary-searcher" office:target-frame-name="_top" xlink:show="replace">http://stackoverflow.com/questions/5922956/java-dictionary-searcher</text:a></text:p>
      <text:p text:style-name="P70"/>
      <text:p text:style-name="P71">link used to get English letter frequencies</text:p>
      <text:p text:style-name="P72"><text:a xlink:href="http://practicalcryptography.com/cryptanalysis/letter-frequencies-various-languages/english-letter-frequencies/" office:target-frame-name="_top" xlink:show="replace"><text:span text:style-name="Hyperlink">http://practicalcryptography.com/cryptanalysis/letter-frequencies-various-languages/english-letter-frequencies/</text:span></text:a><text:s/></text:p>
      <text:p text:style-name="P73"/>
      <text:p text:style-name="P74">letterreader method<text:s/></text:p>
      <text:p text:style-name="P75"><text:a xlink:href="http://stackoverflow.com/questions/4008905/read-multiline-text-with-values-separated-by-whitespaces" office:target-frame-name="_top" xlink:show="replace"><text:span text:style-name="Hyperlink">http://stackoverflow.com/questions/4008905/read-multiline-text-with-values-separated-by-whitespaces</text:span></text:a></text:p>
      <text:p text:style-name="P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Bullet" style:display-name="List Bullet" style:family="paragraph" style:parent-style-name="Normal" style:list-style-name="LFO1">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Mention" style:display-name="Mention" style:family="text" style:parent-style-name="DefaultParagraphFont">
      <style:text-properties fo:color="#2B579A" fo:background-color="#E6E6E6"/>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Symbol"/>
    </style:style>
    <text:list-style style:name="LFO1" style:display-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ex</meta:initial-creator>
    <dc:creator>Alexander Alan Jones [aaj10]</dc:creator>
    <meta:creation-date>2017-02-14T17:24:00Z</meta:creation-date>
    <dc:date>2017-02-25T13:18:00Z</dc:date>
    <meta:template xlink:href="Normal" xlink:type="simple"/>
    <meta:editing-cycles>50</meta:editing-cycles>
    <meta:editing-duration>PT0S</meta:editing-duration>
    <meta:document-statistic meta:page-count="3" meta:paragraph-count="13" meta:word-count="982" meta:character-count="6570" meta:row-count="46" meta:non-whitespace-character-count="5601"/>
  </office:meta>
</office:document-meta>
</file>